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Heading2" style:family="paragraph">
      <style:text-properties fo:language="en" fo:country="US"/>
    </style:style>
    <style:style style:name="P3" style:parent-style-name="NoSpacing" style:family="paragraph">
      <style:text-properties fo:font-weight="bold" style:font-weight-asian="bold" style:font-weight-complex="bold" fo:font-style="italic" style:font-style-asian="italic" style:font-style-complex="italic" style:language-asian="en" style:country-asian="BE"/>
    </style:style>
    <style:style style:name="P4" style:parent-style-name="Heading2" style:family="paragraph">
      <style:text-properties fo:language="en" fo:country="US" style:language-asian="en" style:country-asian="BE"/>
    </style:style>
    <style:style style:name="P5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6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7" style:parent-style-name="NoSpacing" style:family="paragraph">
      <style:text-properties fo:language="en" fo:country="US"/>
    </style:style>
    <style:style style:name="P8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9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0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1" style:parent-style-name="Heading2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Spacing" style:family="paragraph">
      <style:text-properties fo:language="en" fo:country="US"/>
    </style:style>
    <style:style style:name="P14" style:parent-style-name="NoSpacing" style:family="paragraph">
      <style:text-properties fo:language="en" fo:country="US"/>
    </style:style>
    <style:style style:name="P15" style:parent-style-name="NoSpacing" style:family="paragraph">
      <style:text-properties fo:language="en" fo:country="US"/>
    </style:style>
    <style:style style:name="P16" style:parent-style-name="NoSpacing" style:family="paragraph">
      <style:text-properties fo:language="en" fo:country="US"/>
    </style:style>
    <style:style style:name="P17" style:parent-style-name="NoSpacing" style:family="paragraph">
      <style:text-properties fo:language="en" fo:country="US"/>
    </style:style>
    <style:style style:name="P18" style:parent-style-name="NoSpacing" style:family="paragraph">
      <style:text-properties fo:language="en" fo:country="US"/>
    </style:style>
    <style:style style:name="P19" style:parent-style-name="NoSpacing" style:family="paragraph">
      <style:text-properties fo:language="en" fo:country="US"/>
    </style:style>
    <style:style style:name="P20" style:parent-style-name="NoSpacing" style:family="paragraph">
      <style:text-properties fo:language="en" fo:country="US"/>
    </style:style>
    <style:style style:name="P21" style:parent-style-name="NoSpacing" style:family="paragraph">
      <style:text-properties fo:language="en" fo:country="US"/>
    </style:style>
    <style:style style:name="P22" style:parent-style-name="NoSpacing" style:family="paragraph">
      <style:text-properties fo:language="en" fo:country="US"/>
    </style:style>
    <style:style style:name="P23" style:parent-style-name="NoSpacing" style:family="paragraph">
      <style:text-properties fo:language="en" fo:country="US"/>
    </style:style>
    <style:style style:name="P24" style:parent-style-name="NoSpacing" style:family="paragraph">
      <style:text-properties fo:language="en" fo:country="US"/>
    </style:style>
    <style:style style:name="P25" style:parent-style-name="NoSpacing" style:family="paragraph">
      <style:text-properties fo:language="en" fo:country="US"/>
    </style:style>
    <style:style style:name="P26" style:parent-style-name="NoSpacing" style:family="paragraph">
      <style:text-properties fo:language="en" fo:country="US"/>
    </style:style>
    <style:style style:name="P27" style:parent-style-name="NoSpacing" style:family="paragraph">
      <style:text-properties fo:language="en" fo:country="US"/>
    </style:style>
    <style:style style:name="P28" style:parent-style-name="NoSpacing" style:family="paragraph">
      <style:text-properties fo:language="en" fo:country="US"/>
    </style:style>
    <style:style style:name="P29" style:parent-style-name="NoSpacing" style:family="paragraph">
      <style:text-properties fo:language="en" fo:country="US"/>
    </style:style>
    <style:style style:name="P30" style:parent-style-name="NoSpacing" style:family="paragraph">
      <style:text-properties fo:language="en" fo:country="US"/>
    </style:style>
    <style:style style:name="P31" style:parent-style-name="NoSpacing" style:family="paragraph">
      <style:text-properties fo:language="en" fo:country="US"/>
    </style:style>
    <style:style style:name="P32" style:parent-style-name="NoSpacing" style:family="paragraph">
      <style:text-properties fo:language="en" fo:country="US"/>
    </style:style>
    <style:style style:name="P33" style:parent-style-name="NoSpacing" style:family="paragraph">
      <style:text-properties fo:language="en" fo:country="US"/>
    </style:style>
    <style:style style:name="P34" style:parent-style-name="Heading2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8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39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0" style:parent-style-name="NoSpacing" style:family="paragraph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41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2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3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4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5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6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7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8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9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0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1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2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3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4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5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6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7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8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9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0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1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2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3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4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5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6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7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8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9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0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1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2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3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4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5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6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7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8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9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0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1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2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3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4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5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6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7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8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9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0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1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2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3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4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5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6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7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8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99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00" style:parent-style-name="NoSpacing" style:family="paragraph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text text:use-soft-page-breaks="true">
      <text:h text:style-name="P1" text:outline-level="1">NGNIX</text:h>
      <text:h text:style-name="P2" text:outline-level="2">Install necessary applications</text:h>
      <text:p text:style-name="P3">apt-get install -y git build-essential ffmpeg libpcre3 libpcre3-dev libssl-dev zlib1g-dev</text:p>
      <text:h text:style-name="P4" text:outline-level="2">Build nginx with requirements</text:h>
      <text:p text:style-name="P5">apt install nginx</text:p>
      <text:p text:style-name="P6">apt install libnginx-mod-rtmp</text:p>
      <text:p text:style-name="P7">Restart nginx:</text:p>
      <text:p text:style-name="P8">systemctl stop nginx</text:p>
      <text:p text:style-name="P9">systemctl start nginx</text:p>
      <text:p text:style-name="P10"/>
      <text:h text:style-name="P11" text:outline-level="2">config nginx</text:h>
      <text:p text:style-name="P12">add this to /etc/nginx/nginx.conf</text:p>
      <text:p text:style-name="P13">rtmp {</text:p>
      <text:p text:style-name="P14"><text:s text:c="4"/>server {</text:p>
      <text:p text:style-name="P15"><text:s text:c="8"/>listen 1935;</text:p>
      <text:p text:style-name="P16"><text:s text:c="8"/>chunk_size 4000;</text:p>
      <text:p text:style-name="P17"><text:s text:c="8"/># TV mode: one publisher, many subscribers</text:p>
      <text:p text:style-name="P18"><text:s text:c="8"/>application mytv {</text:p>
      <text:p text:style-name="P19"><text:s text:c="12"/># enable live streaming</text:p>
      <text:p text:style-name="P20"><text:s text:c="12"/>live on;</text:p>
      <text:p text:style-name="P21"><text:s text:c="12"/># record first 1K of stream</text:p>
      <text:p text:style-name="P22"><text:s text:c="12"/>record all;</text:p>
      <text:p text:style-name="P23"><text:s text:c="12"/>record_path /tmp/recordings;</text:p>
      <text:p text:style-name="P24"><text:s text:c="12"/>record_max_size 1K;</text:p>
      <text:p text:style-name="P25"><text:s text:c="12"/># append current timestamp to each flv</text:p>
      <text:p text:style-name="P26"><text:s text:c="12"/>record_unique on;</text:p>
      <text:p text:style-name="P27"><text:s text:c="12"/># publish only from localhost</text:p>
      <text:p text:style-name="P28"><text:s text:c="12"/># allow publish 127.0.0.1;</text:p>
      <text:p text:style-name="P29"><text:s text:c="12"/># deny publish all;</text:p>
      <text:p text:style-name="P30"><text:s text:c="12"/>#allow play all;</text:p>
      <text:p text:style-name="P31"><text:s text:c="8"/>}</text:p>
      <text:p text:style-name="P32">}</text:p>
      <text:p text:style-name="P33"/>
      <text:h text:style-name="P34" text:outline-level="2">HLS stream</text:h>
      <text:p text:style-name="P35">Place the provided html file in the <text:s/>/var/www/html folder</text:p>
      <text:p text:style-name="P36">Then change nginx config:</text:p>
      <text:p text:style-name="P37">events {</text:p>
      <text:p text:style-name="P38"><text:tab/>worker_connections 768;</text:p>
      <text:p text:style-name="P39"><text:tab/># multi_accept on;</text:p>
      <text:p text:style-name="P40">}</text:p>
      <text:p text:style-name="P41">rtmp {</text:p>
      <text:p text:style-name="P42"><text:s text:c="4"/>server {</text:p>
      <text:p text:style-name="P43"><text:s text:c="8"/>listen 1935;</text:p>
      <text:p text:style-name="P44"><text:s text:c="8"/>chunk_size 4000;</text:p>
      <text:p text:style-name="P45"><text:s text:c="8"/># HLS</text:p>
      <text:p text:style-name="P46"><text:s text:c="8"/># For HLS to work please create a directory in tmpfs (/tmp/hls here)</text:p>
      <text:soft-page-break/>
      <text:p text:style-name="P47"><text:s text:c="8"/># for the fragments. The directory contents is served via HTTP (see</text:p>
      <text:p text:style-name="P48"><text:s text:c="8"/># http{} section in config</text:p>
      <text:p text:style-name="P49"><text:s text:c="8"/># Incoming stream must be in H264/AAC. For iPhones use baseline H264</text:p>
      <text:p text:style-name="P50"><text:s text:c="8"/># profile (see ffmpeg example).</text:p>
      <text:p text:style-name="P51"><text:s text:c="8"/># This example creates RTMP stream from movie ready for HLS:</text:p>
      <text:p text:style-name="P52"><text:s text:c="8"/># ffmpeg -loglevel verbose -re -i movie.avi <text:s/>-vcodec libx264</text:p>
      <text:p text:style-name="P53"><text:s text:c="8"/># <text:s text:c="3"/>-vprofile baseline -acodec libmp3lame -ar 44100 -ac 1</text:p>
      <text:p text:style-name="P54"><text:s text:c="8"/># <text:s text:c="3"/>-f flv rtmp://localhost:1935/hls/movie</text:p>
      <text:p text:style-name="P55"><text:s text:c="8"/># If you need to transcode live stream use 'exec' feature.</text:p>
      <text:p text:style-name="P56"><text:s text:c="8"/>application hls {</text:p>
      <text:p text:style-name="P57"><text:s text:c="12"/>live on;</text:p>
      <text:p text:style-name="P58"><text:s text:c="12"/>hls on;</text:p>
      <text:p text:style-name="P59"><text:s text:c="12"/>hls_path /var/www/html/hls;</text:p>
      <text:p text:style-name="P60"><text:s text:c="12"/>hls_fragment 10;</text:p>
      <text:p text:style-name="P61"><text:s text:c="12"/>hls_playlist_length 60;</text:p>
      <text:p text:style-name="P62"><text:s text:c="12"/># record first 1K of stream</text:p>
      <text:p text:style-name="P63"><text:s text:c="12"/>record all;</text:p>
      <text:p text:style-name="P64"><text:s text:c="12"/>record_path /var/www/html/recordings;</text:p>
      <text:p text:style-name="P65"><text:s text:c="12"/>record_max_size 1K;</text:p>
      <text:p text:style-name="P66"><text:s text:c="12"/># append current timestamp to each flv</text:p>
      <text:p text:style-name="P67"><text:s text:c="12"/>record_unique on;</text:p>
      <text:p text:style-name="P68"><text:s text:c="12"/># convert to mp4</text:p>
      <text:p text:style-name="P69"><text:s text:c="8"/>exec_record_done ffmpeg -y -i $path -acodec libmp3lame -ar 44100 -ac 1 -vcodec libx264 $dirname/$basename.mp4;</text:p>
      <text:p text:style-name="P70"><text:s text:c="8"/>}</text:p>
      <text:p text:style-name="P71"><text:s text:c="8"/># MPEG-DASH is similar to HLS</text:p>
      <text:p text:style-name="P72"><text:s text:c="8"/>application dash {</text:p>
      <text:p text:style-name="P73"><text:s text:c="12"/>live on;</text:p>
      <text:p text:style-name="P74"><text:s text:c="12"/>dash on;</text:p>
      <text:p text:style-name="P75"><text:s text:c="12"/>dash_path /var/www/html/dash;</text:p>
      <text:p text:style-name="P76"><text:s text:c="8"/>}</text:p>
      <text:p text:style-name="P77"><text:s text:c="4"/>}</text:p>
      <text:p text:style-name="P78">}</text:p>
      <text:p text:style-name="P79"># HTTP can be used for accessing RTMP stats</text:p>
      <text:p text:style-name="P80">http {</text:p>
      <text:p text:style-name="P81"><text:s text:c="4"/>server {</text:p>
      <text:p text:style-name="P82"><text:s text:c="8"/>listen <text:s text:c="5"/>8080;</text:p>
      <text:p text:style-name="P83"><text:s text:c="8"/>server_name pieter.server.epic;</text:p>
      <text:p text:style-name="P84"><text:s text:c="8"/>location / {</text:p>
      <text:p text:style-name="P85"><text:s text:c="12"/># Disable cache</text:p>
      <text:p text:style-name="P86"><text:s text:c="12"/>add_header Cache-Control no-cache;</text:p>
      <text:p text:style-name="P87"><text:s text:c="12"/># CORS setup</text:p>
      <text:p text:style-name="P88"><text:s text:c="12"/>add_header 'Access-Control-Allow-Origin' '*' always;</text:p>
      <text:p text:style-name="P89"><text:s text:c="12"/>add_header 'Access-Control-Expose-Headers' 'Content-Length';</text:p>
      <text:p text:style-name="P90"><text:s text:c="12"/># Serve HLS fragments</text:p>
      <text:p text:style-name="P91"><text:s text:c="12"/>#types {</text:p>
      <text:p text:style-name="P92"><text:s text:c="12"/># <text:s text:c="3"/>application/vnd.apple.mpegurl m3u8;</text:p>
      <text:p text:style-name="P93"><text:s text:c="12"/># <text:s text:c="3"/>video/mp2t ts;</text:p>
      <text:p text:style-name="P94"><text:s text:c="12"/>#}</text:p>
      <text:p text:style-name="P95"><text:s text:c="12"/>root /var/www/html;</text:p>
      <text:p text:style-name="P96"><text:s text:c="12"/>index hls.html;</text:p>
      <text:soft-page-break/>
      <text:p text:style-name="P97"><text:s text:c="11"/>}</text:p>
      <text:p text:style-name="P98"><text:s text:c="4"/>}</text:p>
      <text:p text:style-name="P99">}</text:p>
      <text:p text:style-name="P100"/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B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B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B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ieter Herremans</meta:initial-creator>
    <dc:creator>Pieter Herremans</dc:creator>
    <meta:creation-date>2023-10-20T07:51:00Z</meta:creation-date>
    <dc:date>2023-10-27T09:00:00Z</dc:date>
    <meta:template xlink:href="Normal.dotm" xlink:type="simple"/>
    <meta:editing-cycles>6</meta:editing-cycles>
    <meta:editing-duration>PT9540S</meta:editing-duration>
    <meta:document-statistic meta:page-count="3" meta:paragraph-count="6" meta:word-count="462" meta:character-count="3090" meta:row-count="21" meta:non-whitespace-character-count="2634"/>
  </office:meta>
</office:document-meta>
</file>